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ambozenijs zonder roeren</text:h>
      <text:p text:style-name="Standard"/>
      <text:h text:style-name="Heading_20_2" text:outline-level="2">Ingrediënten</text:h>
      <text:p text:style-name="Standard">- 250 g frambozensap (geconcentreerd, kamertemperatuur)</text:p>
      <text:p text:style-name="Standard">- Pâte à Bombe</text:p>
      <text:p text:style-name="Standard"><text:tab/>- 75 g eidooiers (±4 stuks)</text:p>
      <text:p text:style-name="Standard"><text:tab/>- 100 g suiker (kan evt. naar 80 g)</text:p>
      <text:p text:style-name="Standard"><text:tab/>- 25 g water</text:p>
      <text:p text:style-name="Standard">- Italiaanse meringue</text:p>
      <text:p text:style-name="Standard"><text:tab/>- 60 g eiwit (±2 stuks)</text:p>
      <text:p text:style-name="Standard"><text:tab/>- 90 g suiker (niet verder verlagen voor stabiliteit)</text:p>
      <text:p text:style-name="Standard"><text:tab/>- 25 g water</text:p>
      <text:p text:style-name="Standard">- 200 ml slagroom (35% vet), koud</text:p>
      <text:h text:style-name="Heading_20_2" text:outline-level="2">Benodigdheden</text:h>
      <text:list text:style-name="L1">
        <text:list-item>
          <text:p text:style-name="P1">- Suikerthermometer</text:p>
        </text:list-item>
        <text:list-item>
          <text:p text:style-name="P1">- Mixer of keukenmachine</text:p>
        </text:list-item>
        <text:list-item>
          <text:p text:style-name="P1">- Spatel</text:p>
        </text:list-item>
        <text:list-item>
          <text:p text:style-name="P1">- IJsvorm of diepvriesbak</text:p>
        </text:list-item>
        <text:list-item>
          <text:p text:style-name="P1">- Kommen</text:p>
        </text:list-item>
      </text:list>
      <text:h text:style-name="Heading_20_2" text:outline-level="2">Bereidingswijze</text:h>
      <text:p text:style-name="Standard">1. Frambozensap</text:p>
      <text:p text:style-name="Standard">- Kook sap in tot ±250 g voor meer smaakconcentratie.</text:p>
      <text:p text:style-name="Standard">- Laat volledig afkoelen tot kamertemperatuur.</text:p>
      <text:p text:style-name="Standard"/>
      <text:p text:style-name="Standard">2. Pâte à Bombe</text:p>
      <text:p text:style-name="Standard">- Klop eidooiers luchtig.</text:p>
      <text:p text:style-name="Standard"><text:soft-page-break/>- Kook suiker + water tot 118°C.</text:p>
      <text:p text:style-name="Standard">- Giet siroop in een dun straaltje bij de kloppende dooiers.</text:p>
      <text:p text:style-name="Standard">- Klop door tot het mengsel is afgekoeld tot 30-35°C.</text:p>
      <text:p text:style-name="Standard">&gt; Te lang kloppen? Ja: stop zodra het mengsel dik en bleek is. Verder kloppen = volumeverlies.</text:p>
      <text:p text:style-name="Standard"/>
      <text:p text:style-name="Standard">3. Italiaanse Meringue</text:p>
      <text:p text:style-name="Standard">- Klop eiwitten schuimig.</text:p>
      <text:p text:style-name="Standard">- Kook suiker + water tot 121°C.</text:p>
      <text:p text:style-name="Standard">- Giet siroop langzaam bij het eiwit terwijl je blijft kloppen.</text:p>
      <text:p text:style-name="Standard">- Klop tot het schuim glanst en is afgekoeld tot 30-35°C.</text:p>
      <text:p text:style-name="Standard">&gt; Te lang kloppen? Nee, tenzij het schuim al koud is - dan verlies je volume.</text:p>
      <text:p text:style-name="Standard"/>
      <text:p text:style-name="Standard">4. Slagroom</text:p>
      <text:p text:style-name="Standard">- Klop slagroom lobbig (lichte pieken), bij 4-6°C.</text:p>
      <text:p text:style-name="Standard">&gt; Te lang kloppen? Ja: dan wordt het korrelig of boterachtig.</text:p>
      <text:p text:style-name="Standard"/>
      <text:p text:style-name="Standard">5. Mengen</text:p>
      <text:p text:style-name="Standard">- Meng frambozensap door de pâte à bombe.</text:p>
      <text:p text:style-name="Standard">- Vouw de Italiaanse meringue er luchtig door.</text:p>
      <text:p text:style-name="Standard">- Spatel als laatste de slagroom er voorzichtig doorheen.</text:p>
      <text:p text:style-name="Standard"/>
      <text:p text:style-name="Standard">6. Invriezen</text:p>
      <text:p text:style-name="Standard">- Giet in een diepvriesvorm.</text:p>
      <text:p text:style-name="Standard">- Laat minimaal 6 uur bevriezen, liefst een nacht.</text:p>
      <text:h text:style-name="Heading_20_2" text:outline-level="2">Handigheidjes &amp; Tips</text:h>
      <text:p text:style-name="Standard">- Temperaturen:</text:p>
      <text:p text:style-name="Standard"><text:soft-page-break/>- Pâte à bombe siroop: 118°C</text:p>
      <text:p text:style-name="Standard">- Meringue siroop: 121°C</text:p>
      <text:p text:style-name="Standard">- Mengtemperaturen: 30-35°C</text:p>
      <text:p text:style-name="Standard">- Slagroom kloppen: 4-6°C</text:p>
      <text:p text:style-name="Standard"/>
      <text:p text:style-name="Standard">- Doorvouwen:</text:p>
      <text:p text:style-name="Standard">- Gebruik een spatel en draai de kom bij elke beweging.</text:p>
      <text:p text:style-name="Standard">- Niet roeren of mixen - lucht moet behouden blijven.</text:p>
      <text:p text:style-name="Standard"/>
      <text:p text:style-name="Standard">- Slagroom:</text:p>
      <text:p text:style-name="Standard">- Alleen lobbig, dus zachte pieken. Niet stijf!</text:p>
      <text:p text:style-name="Standard"/>
      <text:p text:style-name="Standard">- Frambozensap:</text:p>
      <text:p text:style-name="Standard">- Ingekookt voor concentratie. Laat altijd afkoelen.</text:p>
      <text:p text:style-name="Standard">- Eventueel zeven voor een gladdere structuur.</text:p>
      <text:p text:style-name="Standard"/>
      <text:p text:style-name="Standard">- Gelatine:</text:p>
      <text:p text:style-name="Standard">- Niet nodig - het maakt ijs compacter.</text:p>
      <text:p text:style-name="Standard"/>
      <text:p text:style-name="Standard">- Suiker minderen:</text:p>
      <text:p text:style-name="Standard">- Pâte à bombe: tot ±80 g suiker kan.</text:p>
      <text:p text:style-name="Standard">- Meringue: liever niet onder 90 g; anders instabiel schuim.</text:p>
      <text:p text:style-name="Standard"/>
      <text:p text:style-name="Standard">- Sneller invriezen:</text:p>
      <text:p text:style-name="Standard">- Gebruik platte vorm of kleine porties.</text:p>
      <text:h text:style-name="Heading_20_2" text:outline-level="2"><text:soft-page-break/>Suikerstadia &amp; Problemen</text:h>
      <text:p text:style-name="Standard">| Naam <text:s text:c="10"/>| °C (zeeniveau) | Omschrijving <text:s text:c="22"/>| Gebruik / Kenmerk <text:s text:c="12"/>|</text:p>
      <text:p text:style-name="Standard">|----------------|----------------|------------------------------------|-------------------------------|</text:p>
      <text:p text:style-name="Standard">| Suikersiroop <text:s text:c="2"/>| 100°C <text:s text:c="9"/>| Opgelost, begint te koken <text:s text:c="9"/>| Basis voor pâte à bombe <text:s text:c="6"/>|</text:p>
      <text:p text:style-name="Standard">| Draadstadium <text:s text:c="2"/>| 106-112°C <text:s text:c="5"/>| Dunne draden in koud water <text:s text:c="8"/>| Siropen, Italiaanse meringue <text:s/>|</text:p>
      <text:p text:style-name="Standard">| Parelstadium <text:s text:c="2"/>| 112-116°C <text:s text:c="5"/>| Dikke druppel, geen draad <text:s text:c="9"/>| Fondants, pâte à bombe <text:s text:c="7"/>|</text:p>
      <text:p text:style-name="Standard">| Zachte bal <text:s text:c="4"/>| 116-118°C <text:s text:c="5"/>| Zacht bolletje <text:s text:c="20"/>| Fudge, pâte à bombe <text:s text:c="10"/>|</text:p>
      <text:p text:style-name="Standard">| Harde bal <text:s text:c="5"/>| 121-130°C <text:s text:c="5"/>| Stevige, kneedbare bol <text:s text:c="12"/>| Italiaanse meringue, nougat <text:s text:c="2"/>|</text:p>
      <text:p text:style-name="Standard">| Zachte krak <text:s text:c="3"/>| 132-143°C <text:s text:c="5"/>| Bros maar buigzaam <text:s text:c="16"/>| Karamelsnoep <text:s text:c="17"/>|</text:p>
      <text:p text:style-name="Standard">| Harde krak <text:s text:c="4"/>| 146-154°C <text:s text:c="5"/>| Breekt glasachtig <text:s text:c="17"/>| Lollies, suikerfiguren <text:s text:c="7"/>|</text:p>
      <text:p text:style-name="Standard">| Caramelisatie <text:s/>| 160-180°C <text:s text:c="5"/>| Kleurt, smaakt nootachtig <text:s text:c="9"/>| Caramel, praline <text:s text:c="13"/>|</text:p>
      <text:p text:style-name="Standard"/>
      <text:p text:style-name="Standard">Let op: hogere ligging verlaagt kookpunt → suikertemperaturen dalen ook.</text:p>
      <text:p text:style-name="Standard"/>
      <text:p text:style-name="Standard">Problemen en oplossingen:</text:p>
      <text:p text:style-name="Standard"/>
      <text:p text:style-name="Standard">1. Kristallisatie in pan:</text:p>
      <text:p text:style-name="Standard">- Oorzaak: roeren na kookpunt, vieze wand, te weinig water</text:p>
      <text:p text:style-name="Standard">- Oplossing: niet roeren na koken, panrand schoonmaken met nat kwastje, minimaal 1:2 water-suiker</text:p>
      <text:p text:style-name="Standard"/>
      <text:p text:style-name="Standard">2. Te lage temperatuur:</text:p>
      <text:p text:style-name="Standard">- &lt;110°C → te dunne siroop, geen binding</text:p>
      <text:p text:style-name="Standard">- Oplossing: thermometer gebruiken, juiste doeltemperatuur afwachten</text:p>
      <text:p text:style-name="Standard"/>
      <text:p text:style-name="Standard">3. Te hoge temperatuur:</text:p>
      <text:p text:style-name="Standard"><text:soft-page-break/>- &gt;125°C → siroop stolt bij gieten, vormt draden of klonters</text:p>
      <text:p text:style-name="Standard">- Oplossing: meteen gieten bij juiste temperatuur, vuur tijdig verlagen</text:p>
      <text:p text:style-name="Standard"/>
      <text:p text:style-name="Standard">4. Siroop stolt bij toevoegen:</text:p>
      <text:p text:style-name="Standard">- Oorzaak: koude eiwitten of kom, te langzaam gieten</text:p>
      <text:p text:style-name="Standard">- Oplossing: alles op kamertemperatuur (±21°C), snel en gericht gieten langs wand</text:p>
      <text:p text:style-name="Standard"/>
      <text:p text:style-name="Standard">5. Kamertemperatuur eiwitten:</text:p>
      <text:p text:style-name="Standard">- 20-25°C = ideaal, voorkomt stollen en bevordert opname van siroo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7-04T07:59:26.040483200</dc:date>
    <meta:editing-duration>PT15H19M48S</meta:editing-duration>
    <meta:generator>LibreOffice/25.2.4.3$Windows_X86_64 LibreOffice_project/33e196637044ead23f5c3226cde09b47731f7e27</meta:generator>
    <meta:document-statistic meta:table-count="0" meta:image-count="0" meta:object-count="0" meta:page-count="5" meta:paragraph-count="92" meta:word-count="638" meta:character-count="4021" meta:non-whitespace-character-count="3204"/>
    <meta:user-defined meta:name="AppVersion">14.0000</meta:user-defined>
    <meta:template xlink:type="simple" xlink:actuate="onRequest" xlink:title="Normal.dotm" xlink:href=""/>
  </office:meta>
</office:document-meta>
</file>